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de4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e9a4" officeooo:paragraph-rsid="0007e9a4" style:font-weight-asian="bold" style:font-weight-complex="bold"/>
    </style:style>
    <style:style style:name="P3" style:family="paragraph" style:parent-style-name="Standard">
      <style:text-properties officeooo:rsid="00091adf" officeooo:paragraph-rsid="00091adf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6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8pt"/>
    </style:style>
    <style:style style:name="T1" style:family="text">
      <style:text-properties fo:background-color="#ff00ff" loext:char-shading-value="0"/>
    </style:style>
    <style:style style:name="T2" style:family="text">
      <style:text-properties fo:background-color="#00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background-color="#ff00ff" loext:char-shading-value="0"/>
    </style:style>
    <style:style style:name="T5" style:family="text">
      <style:text-properties fo:font-size="16pt" fo:background-color="#ffff00" loext:char-shading-value="0"/>
    </style:style>
    <style:style style:name="T6" style:family="text">
      <style:text-properties fo:font-size="16pt" fo:background-color="#00ff00" loext:char-shading-value="0"/>
    </style:style>
    <style:style style:name="T7" style:family="text">
      <style:text-properties fo:font-size="16pt" fo:background-color="#00ffff" loext:char-shading-value="0"/>
    </style:style>
    <style:style style:name="T8" style:family="text">
      <style:text-properties style:font-name="Times New Roman" fo:font-size="8pt"/>
    </style:style>
    <style:style style:name="T9" style:family="text">
      <style:text-properties style:font-name="Times New Roman" fo:font-size="8pt" fo:background-color="#ffff00" loext:char-shading-value="0"/>
    </style:style>
    <style:style style:name="T10" style:family="text">
      <style:text-properties style:font-name="Times New Roman" fo:font-size="8pt" style:text-underline-style="solid" style:text-underline-width="auto" style:text-underline-color="font-color" fo:font-weight="bold" fo:background-color="#ff00ff" loext:char-shading-value="0"/>
    </style:style>
    <style:style style:name="T11" style:family="text">
      <style:text-properties style:font-name="Times New Roman" fo:font-size="8pt" style:text-underline-style="solid" style:text-underline-width="auto" style:text-underline-color="font-color" fo:font-weight="bold" fo:background-color="#ffff00" loext:char-shading-value="0"/>
    </style:style>
    <style:style style:name="T12" style:family="text">
      <style:text-properties style:font-name="Times New Roman" fo:font-size="8pt" fo:background-color="#ff00ff" loext:char-shading-value="0"/>
    </style:style>
    <style:style style:name="T13" style:family="text">
      <style:text-properties style:font-name="Times New Roman" fo:font-size="8pt" fo:background-color="#00ff00" loext:char-shading-value="0"/>
    </style:style>
    <style:style style:name="T14" style:family="text">
      <style:text-properties style:font-name="Times New Roman" fo:font-size="8pt" fo:background-color="#00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ysis of a single event from MPD 4.0</text:p>
      <text:p text:style-name="P1"/>
      <text:p text:style-name="Standard"/>
      <text:p text:style-name="P5"><text:span text:style-name="T4">4 status words</text:span> <text:span text:style-name="T3">+ (</text:span><text:span text:style-name="T5">0x0080</text:span><text:span text:style-name="T3">fbXX + 128 words + </text:span><text:span text:style-name="T6">0x00907</text:span><text:span text:style-name="T3">XXX ) x 12 + </text:span><text:span text:style-name="T4">3 status words</text:span><text:span text:style-name="T3"> + * there is </text:span><text:span text:style-name="T7">1 status word</text:span><text:span text:style-name="T3"> (x 11) in between the 130 word blocks.</text:span></text:p>
      <text:p text:style-name="P6">1 APV = 130 words (1 header + 128 data + 1 trailer) </text:p>
      <text:p text:style-name="P6">Therefore, total words in one event = 4 + 130x12 + 1x11 + 3 = 1578 </text:p>
      <text:p text:style-name="P4"> </text:p>
      <text:p text:style-name="P6">Hexwords in one event (event #158)</text:p>
      <text:p text:style-name="P7">Bank:G_US Length: 6312(I*1)/1578(I*4)/1578(Type) Type:Unsigned Integer*4</text:p>
      <text:p text:style-name="P4"><text:tab/> <text:s text:c="4"/><text:span text:style-name="T8">(</text:span><text:span text:style-name="T9">158</text:span><text:span text:style-name="T8">)</text:span></text:p>
      <text:p text:style-name="P4">   <text:span text:style-name="T8">1-&gt; </text:span><text:span text:style-name="T10">0x000701</text:span><text:span text:style-name="T11">9e</text:span><text:span text:style-name="T12"> 0x0040009f 0x00600ba6 0x00764605</text:span><text:span text:style-name="T8"> </text:span><text:span text:style-name="T9">0x0080fb</text:span><text:span text:style-name="T8">f0 0x00880403 0x0088135e 0x0088235c </text:span></text:p>
      <text:p text:style-name="P4">   <text:span text:style-name="T8">9-&gt; 0x0088337c 0x00884385 0x0088536a 0x0088636a 0x0088737d 0x00888387 0x0088939a 0x0088a379 </text:span></text:p>
      <text:p text:style-name="P4">  <text:span text:style-name="T8">17-&gt; 0x0088b375 0x0088c389 0x0088d383 0x0088e36c 0x0088f3a7 0x00890374 0x00891374 0x00892351 </text:span></text:p>
      <text:p text:style-name="P4">  <text:span text:style-name="T8">25-&gt; 0x0089336d 0x00894389 0x008953a4 0x0089636b 0x0089738b 0x0089839f 0x008993c8 0x0089a363 </text:span></text:p>
      <text:p text:style-name="P4">  <text:span text:style-name="T8">33-&gt; 0x0089b37c 0x0089c3ae 0x0089d3d1 0x0089e379 0x0089f385 0x008a0366 0x008a1376 0x008a2361 </text:span></text:p>
      <text:p text:style-name="P4">  <text:span text:style-name="T8">41-&gt; 0x008a3373 0x008a4394 0x008a5383 0x008a6370 0x008a7379 0x008a83a2 0x008a93b7 0x008aa368 </text:span></text:p>
      <text:p text:style-name="P4">  <text:span text:style-name="T8">49-&gt; 0x008ab385 0x008ac383 0x008ad392 0x008ae36a 0x008af383 0x008b0361 0x008b1398 0x008b2363 </text:span></text:p>
      <text:p text:style-name="P4">  <text:span text:style-name="T8">57-&gt; 0x008b337a 0x008b439a 0x008b53a0 0x008b635c 0x008b736e 0x008b838d 0x008b93b4 0x008ba385 </text:span></text:p>
      <text:p text:style-name="P4">  <text:span text:style-name="T8">65-&gt; 0x008bb382 0x008bc3ad 0x008bd3e0 0x008be388 0x008bf382 0x008c033d 0x008c138d 0x008c235d </text:span></text:p>
      <text:p text:style-name="P4">  <text:span text:style-name="T8">73-&gt; 0x008c3377 0x008c4393 0x008c537d 0x008c637a 0x008c737f 0x008c83a0 0x008c93a0 0x008ca373 </text:span></text:p>
      <text:p text:style-name="P4">  <text:span text:style-name="T8">81-&gt; 0x008cb375 0x008cc3a7 0x008cd38f 0x008ce371 0x008cf394 0x008d0356 0x008d13b4 0x008d2377 </text:span></text:p>
      <text:p text:style-name="P4">  <text:span text:style-name="T8">89-&gt; 0x008d3369 0x008d4398 0x008d53cc 0x008d6379 0x008d7386 0x008d8394 0x008d93cc 0x008da38d </text:span></text:p>
      <text:p text:style-name="P4">  <text:span text:style-name="T8">97-&gt; 0x008db384 0x008dc394 0x008dd3d0 0x008de37c 0x008df3a0 0x008e0374 0x008e139c 0x008e2388 </text:span></text:p>
      <text:p text:style-name="P4"> <text:span text:style-name="T8">105-&gt; 0x008e336f 0x008e4390 0x008e5387 0x008e6374 0x008e737a 0x008e838f 0x008e938e 0x008ea380 </text:span></text:p>
      <text:p text:style-name="P4"> <text:span text:style-name="T8">113-&gt; 0x008eb38a 0x008ec3a7 0x008ed39a 0x008ee370 0x008ef398 0x008f0394 0x008f13a5 0x008f2378 </text:span></text:p>
      <text:p text:style-name="P4"> <text:span text:style-name="T8">121-&gt; 0x008f337a 0x008f43a7 0x008f53c3 0x008f638e 0x008f737f 0x008f839c 0x008f93cd 0x008fa375 </text:span></text:p>
      <text:p text:style-name="P4"> <text:span text:style-name="T8">129-&gt; 0x008fb3a0 0x008fc39a 0x008fd372 0x008fe372 0x008ff3d6 </text:span><text:span text:style-name="T13">0x00907</text:span><text:span text:style-name="T8">0db </text:span><text:span text:style-name="T14">0x009b8983</text:span><text:span text:style-name="T8"> </text:span><text:span text:style-name="T9">0x0080fb</text:span><text:span text:style-name="T8">f1 </text:span></text:p>
      <text:p text:style-name="P4"> <text:span text:style-name="T8">137-&gt; 0x008803ec 0x00881337 0x008823bc 0x008833e4 0x008843eb 0x008853ce 0x008863de 0x008873c5 </text:span></text:p>
      <text:p text:style-name="P4"> <text:span text:style-name="T8">145-&gt; 0x008883f7 0x008893eb 0x0088a3ff 0x0088b3ce 0x0088c3ea 0x0088d3b3 0x0088e3fa 0x0088f3df </text:span></text:p>
      <text:p text:style-name="P4"> <text:span text:style-name="T8">153-&gt; 0x0089041d 0x008913f6 0x008923e6 0x008933d3 0x008943fc 0x00895403 0x0089642d 0x008973cf </text:span></text:p>
      <text:p text:style-name="P4"> <text:span text:style-name="T8">161-&gt; 0x008983f5 0x0089941b 0x0089a438 0x0089b3d3 0x0089c3f5 0x0089d407 0x0089e426 0x0089f3e7 </text:span></text:p>
      <text:p text:style-name="P4"> <text:span text:style-name="T8">169-&gt; 0x008a0403 0x008a13e9 0x008a2406 0x008a33b8 0x008a440b 0x008a53f5 0x008a63fe 0x008a73bf </text:span></text:p>
      <text:p text:style-name="P4"> <text:span text:style-name="T8">177-&gt; 0x008a83e2 0x008a9402 0x008aa401 0x008ab3e3 0x008ac3fe 0x008ad40a 0x008ae401 0x008af3eb </text:span></text:p>
      <text:p text:style-name="P4">……………<text:span text:style-name="T8">..</text:span></text:p>
      <text:p text:style-name="P7">1537-&gt; 0x008da42a 0x008db4e0 0x008dc3f8 0x008dd3db 0x008de431 0x008df4d3 0x008e043c 0x008e13f3 </text:p>
      <text:p text:style-name="P7">1545-&gt; 0x008e2499 0x008e34ce 0x008e43d5 0x008e53c0 0x008e647a 0x008e749f 0x008e83fc 0x008e9437 </text:p>
      <text:p text:style-name="P7">1553-&gt; 0x008ea4c4 0x008eb4f3 0x008ec3f9 0x008ed3f3 0x008ee458 0x008ef4f4 0x008f0424 0x008f1406 </text:p>
      <text:p text:style-name="P7">1561-&gt; 0x008f2413 0x008f3485 0x008f4422 0x008f5419 0x008f6412 0x008f747b 0x008f8412 0x008f9408 </text:p>
      <text:p text:style-name="P7">1569-&gt; 0x008fa42a 0x008fb4d7 0x008fc3df 0x008fd39d 0x008fe27c 0x008ff4ea <text:span text:style-name="T2">0x00907</text:span>2dd <text:span text:style-name="T1">0x009c2b83</text:span> </text:p>
      <text:p text:style-name="P7">1577-&gt; <text:span text:style-name="T1">0x00200629 0x008b53d3</text:span></text:p>
      <text:p text:style-name="P4"> </text:p>
      <text:p text:style-name="Standard"/>
      <text:p text:style-name="Standard"/>
      <text:p text:style-name="Standard"><text:soft-page-break/></text:p>
      <text:p text:style-name="Standard"/>
      <text:p text:style-name="P3">There are 3 samples in the events, each sample contains data words from 4 APVs. Each APV data block contains Data_Header + 128 data_words + Data_Trailer (Each event contains 12 APV data blocks). I wrote a python script to generate two types of plots per each 128 data-word-block, as mentioned as follows.</text:p>
      <text:p text:style-name="P3"/>
      <text:p text:style-name="P3">1) <text:s/>APV frame ( ADC value Vs APV channel number)</text:p>
      <text:p text:style-name="P3">2) <text:s/>A histogram of, Number of counts Vs ADC value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4:39:38.908557915</meta:creation-date>
    <meta:editing-duration>PT11M39S</meta:editing-duration>
    <meta:editing-cycles>3</meta:editing-cycles>
    <meta:generator>LibreOffice/6.0.7.3$Linux_X86_64 LibreOffice_project/00m0$Build-3</meta:generator>
    <dc:date>2019-09-15T14:51:14.779903602</dc:date>
    <meta:document-statistic meta:table-count="0" meta:image-count="0" meta:object-count="0" meta:page-count="2" meta:paragraph-count="42" meta:word-count="409" meta:character-count="3516" meta:non-whitespace-character-count="3069"/>
  </office:meta>
</office:document-meta>
</file>